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T2" style:parent-style-name="Fontdeparagrafimplicit" style:family="text">
      <style:text-properties fo:font-size="8pt" style:font-size-asian="8pt" style:font-size-complex="8pt"/>
    </style:style>
    <style:style style:name="T3" style:parent-style-name="Fontdeparagrafimplicit" style:family="text">
      <style:text-properties style:font-name="Malgun Gothic" style:font-name-asian="Malgun Gothic" style:font-name-complex="Malgun Gothic" fo:font-size="8pt" style:font-size-asian="8pt" style:font-size-complex="8pt"/>
    </style:style>
    <style:style style:name="T4" style:parent-style-name="Fontdeparagrafimplicit" style:family="text">
      <style:text-properties fo:font-size="8pt" style:font-size-asian="8pt" style:font-size-complex="8pt"/>
    </style:style>
    <style:style style:name="P5" style:parent-style-name="Normal" style:family="paragraph">
      <style:text-properties fo:font-size="8pt" style:font-size-asian="8pt" style:font-size-complex="8pt"/>
    </style:style>
    <style:style style:name="P6" style:parent-style-name="Normal" style:family="paragraph">
      <style:text-properties fo:font-size="8pt" style:font-size-asian="8pt" style:font-size-complex="8pt"/>
    </style:style>
    <style:style style:name="P7" style:parent-style-name="Normal" style:family="paragraph">
      <style:text-properties fo:font-size="8pt" style:font-size-asian="8pt" style:font-size-complex="8pt"/>
    </style:style>
    <style:style style:name="P8" style:parent-style-name="Normal" style:family="paragraph">
      <style:text-properties fo:font-size="8pt" style:font-size-asian="8pt" style:font-size-complex="8pt"/>
    </style:style>
    <style:style style:name="P9" style:parent-style-name="Normal" style:family="paragraph">
      <style:text-properties fo:font-size="8pt" style:font-size-asian="8pt" style:font-size-complex="8pt"/>
    </style:style>
    <style:style style:name="P10" style:parent-style-name="Normal" style:family="paragraph">
      <style:text-properties fo:font-size="8pt" style:font-size-asian="8pt" style:font-size-complex="8pt"/>
    </style:style>
    <style:style style:name="P11" style:parent-style-name="Normal" style:family="paragraph">
      <style:text-properties fo:font-size="8pt" style:font-size-asian="8pt" style:font-size-complex="8pt"/>
    </style:style>
    <style:style style:name="P12" style:parent-style-name="Normal" style:family="paragraph">
      <style:text-properties fo:font-size="8pt" style:font-size-asian="8pt" style:font-size-complex="8pt"/>
    </style:style>
    <style:style style:name="P13" style:parent-style-name="Normal" style:family="paragraph">
      <style:text-properties fo:font-size="8pt" style:font-size-asian="8pt" style:font-size-complex="8pt"/>
    </style:style>
    <style:style style:name="T14" style:parent-style-name="Fontdeparagrafimplicit" style:family="text">
      <style:text-properties fo:font-size="8pt" style:font-size-asian="8pt" style:font-size-complex="8pt"/>
    </style:style>
    <style:style style:name="T15" style:parent-style-name="Fontdeparagrafimplicit" style:family="text">
      <style:text-properties style:font-name="Malgun Gothic" style:font-name-asian="Malgun Gothic" style:font-name-complex="Malgun Gothic" fo:font-size="8pt" style:font-size-asian="8pt" style:font-size-complex="8pt"/>
    </style:style>
    <style:style style:name="T16" style:parent-style-name="Fontdeparagrafimplicit" style:family="text">
      <style:text-properties fo:font-size="8pt" style:font-size-asian="8pt" style:font-size-complex="8pt"/>
    </style:style>
    <style:style style:name="P17" style:parent-style-name="Normal" style:family="paragraph">
      <style:text-properties fo:font-size="8pt" style:font-size-asian="8pt" style:font-size-complex="8pt"/>
    </style:style>
    <style:style style:name="P18" style:parent-style-name="Normal" style:family="paragraph">
      <style:text-properties fo:font-size="8pt" style:font-size-asian="8pt" style:font-size-complex="8pt"/>
    </style:style>
    <style:style style:name="P19" style:parent-style-name="Normal" style:family="paragraph">
      <style:text-properties fo:font-size="8pt" style:font-size-asian="8pt" style:font-size-complex="8pt"/>
    </style:style>
    <style:style style:name="P20" style:parent-style-name="Normal" style:family="paragraph">
      <style:text-properties fo:font-size="8pt" style:font-size-asian="8pt" style:font-size-complex="8pt"/>
    </style:style>
    <style:style style:name="P21" style:parent-style-name="Normal" style:family="paragraph">
      <style:text-properties fo:font-size="8pt" style:font-size-asian="8pt" style:font-size-complex="8pt"/>
    </style:style>
    <style:style style:name="P22" style:parent-style-name="Normal" style:family="paragraph">
      <style:text-properties fo:font-size="8pt" style:font-size-asian="8pt" style:font-size-complex="8pt"/>
    </style:style>
    <style:style style:name="P23" style:parent-style-name="Normal" style:family="paragraph">
      <style:text-properties fo:font-size="8pt" style:font-size-asian="8pt" style:font-size-complex="8pt"/>
    </style:style>
    <style:style style:name="P24" style:parent-style-name="Normal" style:family="paragraph">
      <style:text-properties fo:font-size="8pt" style:font-size-asian="8pt" style:font-size-complex="8pt"/>
    </style:style>
    <style:style style:name="P25" style:parent-style-name="Normal" style:family="paragraph">
      <style:text-properties fo:font-size="8pt" style:font-size-asian="8pt" style:font-size-complex="8pt"/>
    </style:style>
    <style:style style:name="P26" style:parent-style-name="Normal" style:family="paragraph">
      <style:text-properties fo:font-size="8pt" style:font-size-asian="8pt" style:font-size-complex="8pt"/>
    </style:style>
    <style:style style:name="T27" style:parent-style-name="Fontdeparagrafimplicit" style:family="text">
      <style:text-properties style:font-name="Segoe UI Emoji" style:font-name-complex="Segoe UI Emoji" fo:font-weight="bold" style:font-weight-asian="bold" style:font-weight-complex="bold"/>
    </style:style>
    <style:style style:name="T28" style:parent-style-name="Fontdeparagrafimplicit" style:family="text">
      <style:text-properties fo:font-weight="bold" style:font-weight-asian="bold" style:font-weight-complex="bold"/>
    </style:style>
    <style:style style:name="P29" style:parent-style-name="Normal" style:list-style-name="LFO1" style:family="paragraph"/>
    <style:style style:name="T30" style:parent-style-name="Fontdeparagrafimplicit" style:family="text">
      <style:text-properties fo:font-weight="bold" style:font-weight-asian="bold" style:font-weight-complex="bold"/>
    </style:style>
    <style:style style:name="P31" style:parent-style-name="Normal" style:list-style-name="LFO1" style:family="paragraph"/>
    <style:style style:name="T32" style:parent-style-name="Fontdeparagrafimplicit" style:family="text">
      <style:text-properties fo:font-weight="bold" style:font-weight-asian="bold" style:font-weight-complex="bold"/>
    </style:style>
    <style:style style:name="T33" style:parent-style-name="Fontdeparagrafimplicit" style:family="text">
      <style:text-properties fo:font-size="8pt" style:font-size-asian="8pt" style:font-size-complex="8pt"/>
    </style:style>
    <style:style style:name="T34" style:parent-style-name="Fontdeparagrafimplicit" style:family="text">
      <style:text-properties style:font-name="Malgun Gothic" style:font-name-asian="Malgun Gothic" style:font-name-complex="Malgun Gothic" fo:font-size="8pt" style:font-size-asian="8pt" style:font-size-complex="8pt"/>
    </style:style>
    <style:style style:name="T35" style:parent-style-name="Fontdeparagrafimplicit" style:family="text">
      <style:text-properties fo:font-size="8pt" style:font-size-asian="8pt" style:font-size-complex="8pt"/>
    </style:style>
    <style:style style:name="P36" style:parent-style-name="Normal" style:family="paragraph">
      <style:text-properties fo:font-size="8pt" style:font-size-asian="8pt" style:font-size-complex="8pt"/>
    </style:style>
    <style:style style:name="P37" style:parent-style-name="Normal" style:family="paragraph">
      <style:text-properties fo:font-size="8pt" style:font-size-asian="8pt" style:font-size-complex="8pt"/>
    </style:style>
    <style:style style:name="P38" style:parent-style-name="Normal" style:family="paragraph">
      <style:text-properties fo:font-size="8pt" style:font-size-asian="8pt" style:font-size-complex="8pt"/>
    </style:style>
    <style:style style:name="P39" style:parent-style-name="Normal" style:family="paragraph">
      <style:text-properties fo:font-size="8pt" style:font-size-asian="8pt" style:font-size-complex="8pt"/>
    </style:style>
    <style:style style:name="P40" style:parent-style-name="Normal" style:family="paragraph">
      <style:text-properties fo:font-size="8pt" style:font-size-asian="8pt" style:font-size-complex="8pt"/>
    </style:style>
    <style:style style:name="P41" style:parent-style-name="Normal" style:family="paragraph">
      <style:text-properties fo:font-size="8pt" style:font-size-asian="8pt" style:font-size-complex="8pt"/>
    </style:style>
    <style:style style:name="P42" style:parent-style-name="Normal" style:family="paragraph">
      <style:text-properties fo:font-size="8pt" style:font-size-asian="8pt" style:font-size-complex="8pt"/>
    </style:style>
    <style:style style:name="P43" style:parent-style-name="Normal" style:family="paragraph">
      <style:text-properties fo:font-size="8pt" style:font-size-asian="8pt" style:font-size-complex="8pt"/>
    </style:style>
    <style:style style:name="T44" style:parent-style-name="Fontdeparagrafimplicit" style:family="text">
      <style:text-properties style:font-name="Segoe UI Emoji" style:font-name-complex="Segoe UI Emoji" fo:font-weight="bold" style:font-weight-asian="bold" style:font-weight-complex="bold"/>
    </style:style>
    <style:style style:name="T45" style:parent-style-name="Fontdeparagrafimplicit" style:family="text">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T47" style:parent-style-name="Fontdeparagrafimplicit" style:family="text">
      <style:text-properties fo:background-color="#FFFF00"/>
    </style:style>
    <style:style style:name="T48" style:parent-style-name="Fontdeparagrafimplicit" style:family="text">
      <style:text-properties fo:font-weight="bold" style:font-weight-asian="bold" style:font-weight-complex="bold"/>
    </style:style>
    <style:style style:name="P49" style:parent-style-name="Normal" style:family="paragraph">
      <style:text-properties fo:font-size="8pt" style:font-size-asian="8pt" style:font-size-complex="8pt"/>
    </style:style>
  </office:automatic-styles>
  <office:body>
    <office:text text:use-soft-page-breaks="true">
      <text:p text:style-name="P1">= CTF Try Out =</text:p>
      <text:p text:style-name="Normal">It's Oops PM</text:p>
      <text:p text:style-name="Normal">With the location of the underground bunker secured, the crew embarks on the next phase of their plan: assessing the feasibility of creating an underground tunnel to bypass the super mutant camp. They secure samples of water, soil, and air near the area. Scouring the wasteland for salvageable equipment, they stumble upon a dilapidated research facility where they find a cache of environmental sensors. Examining these sensors, the crew discovers they communicate with a satellite and contain a crypto-processor that encrypts their transmissions. After hand-drawing the diagrams and emulating the silicon chip's logic with VHDL, they uncover what appears to be a backdoor in the embedded logic that only triggers when a specific input is given to the system. Determined to exploit this, they turn to their tech specialist. Can you connect to the satellite and activate it?</text:p>
      <text:p text:style-name="Normal"/>
      <text:p text:style-name="Normal">DOCKER SPAWNED<text:a xlink:href="https://ctf.hackthebox.com/event/1434" office:target-frame-name="_top" xlink:show="replace">:<text:s/>94.237.55.43<text:bookmark-start text:name="_Hlt202620075"/><text:bookmark-start text:name="_Hlt202620076"/><text:bookmark-start text:name="_Hlt202620082"/><text:bookmark-start text:name="_Hlt202620083"/><text:bookmark-end text:name="_Hlt202620075"/><text:bookmark-end text:name="_Hlt202620076"/><text:bookmark-end text:name="_Hlt202620082"/><text:bookmark-end text:name="_Hlt202620083"/><text:span text:style-name="Hyperlink"><text:line-break/></text:span></text:a></text:p>
      <text:p text:style-name="Normal"><text:span text:style-name="T2">┌──(sorana</text:span><text:span text:style-name="T3">㉿</text:span><text:span text:style-name="T4">kali)-[~]</text:span></text:p>
      <text:p text:style-name="P5">└─$ ping 94.237.55.43</text:p>
      <text:p text:style-name="P6">PING 94.237.55.43 (94.237.55.43) 56(84) bytes of data.</text:p>
      <text:p text:style-name="P7">64 bytes from 94.237.55.43: icmp_seq=1 ttl=54 time=41.0 ms</text:p>
      <text:p text:style-name="P8">64 bytes from 94.237.55.43: icmp_seq=2 ttl=54 time=40.9 ms</text:p>
      <text:p text:style-name="P9">64 bytes from 94.237.55.43: icmp_seq=3 ttl=54 time=47.3 ms</text:p>
      <text:p text:style-name="P10">^C</text:p>
      <text:p text:style-name="P11">--- 94.237.55.43 ping statistics ---</text:p>
      <text:p text:style-name="P12">3 packets transmitted, 3 received, 0% packet loss, time 2002ms</text:p>
      <text:p text:style-name="P13">rtt min/avg/max/mdev = 40.911/43.065/47.300/2.994 ms</text:p>
      <text:p text:style-name="Normal"/>
      <text:p text:style-name="Normal"><text:s text:c="236"/></text:p>
      <text:p text:style-name="Normal"><text:span text:style-name="T14">┌──(sorana</text:span><text:span text:style-name="T15">㉿</text:span><text:span text:style-name="T16">kali)-[~]</text:span></text:p>
      <text:p text:style-name="P17">└─$ nmap 94.237.55.43</text:p>
      <text:p text:style-name="P18">Starting Nmap 7.94SVN ( https://nmap.org ) at 2025-07-05 15:00 EEST</text:p>
      <text:p text:style-name="P19">Nmap scan report for 94-237-55-43.uk-lon1.upcloud.host (94.237.55.43)</text:p>
      <text:p text:style-name="P20">Host is up (0.011s latency).</text:p>
      <text:p text:style-name="P21">Not shown: 998 filtered tcp ports (no-response)</text:p>
      <text:p text:style-name="P22">PORT <text:s text:c="3"/>STATE SERVICE</text:p>
      <text:p text:style-name="P23">22/tcp <text:s/>open <text:s/>ssh</text:p>
      <text:p text:style-name="P24">111/tcp open <text:s/>rpcbind</text:p>
      <text:p text:style-name="P25"/>
      <text:p text:style-name="P26">Nmap done: 1 IP address (1 host up) scanned in 5.53 seconds</text:p>
      <text:soft-page-break/>
      <text:p text:style-name="Normal"><text:span text:style-name="T27">⚠️</text:span><text:span text:style-name="T28"><text:s/>Only these ports are open:</text:span></text:p>
      <text:list text:style-name="LFO1" text:continue-numbering="true">
        <text:list-item>
          <text:p text:style-name="P29"><text:span text:style-name="T30">22/tcp – SSH</text:span></text:p>
        </text:list-item>
        <text:list-item>
          <text:p text:style-name="P31"><text:span text:style-name="T32">111/tcp – RPCBind</text:span></text:p>
        </text:list-item>
      </text:list>
      <text:p text:style-name="Normal">Neither of these is the service we’re expecting for the CTF challenge.</text:p>
      <text:p text:style-name="Normal"/>
      <text:p text:style-name="Normal"><text:span text:style-name="T33">┌──(sorana</text:span><text:span text:style-name="T34">㉿</text:span><text:span text:style-name="T35">kali)-[~]</text:span></text:p>
      <text:p text:style-name="P36">└─$ nc 94.237.55.43 31102</text:p>
      <text:p text:style-name="P37">The input must be a binary signal of 16 bits.</text:p>
      <text:p text:style-name="P38"/>
      <text:p text:style-name="P39">Input : 1111111111101001</text:p>
      <text:p text:style-name="P40">Output: 0110001111100001</text:p>
      <text:p text:style-name="P41"/>
      <text:p text:style-name="P42">You triggered the backdoor here is the flag: HTB{4_7yp1c41_53cu23_TPM_ch1p}</text:p>
      <text:p text:style-name="P43"/>
      <text:p text:style-name="Normal"><text:span text:style-name="T44">🔁</text:span><text:span text:style-name="T45"><text:s/>Recap:</text:span></text:p>
      <text:p text:style-name="P46">From backdoor.vhdl:</text:p>
      <text:p text:style-name="Normal"><text:span text:style-name="T47">constant pattern : STD_LOGIC_VECTOR(15 downto 0) := "1111111111101001";</text:span></text:p>
      <text:p text:style-name="Normal">If the input exactly matches this, the backdoor triggers and the system outputs the<text:s/><text:span text:style-name="T48">key</text:span>.</text:p>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lgun Gothic" svg:font-family="Malgun Gothic" style:font-family-generic="swiss" style:font-pitch="variable" svg:panose-1="2 11 5 3 2 0 0 2 0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lu2" style:display-name="Titlu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lu3" style:display-name="Titlu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lu4" style:display-name="Titlu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lu5" style:display-name="Titlu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lu6" style:display-name="Titlu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lu7" style:display-name="Titlu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lu8" style:display-name="Titlu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lu9" style:display-name="Titlu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ontdeparagrafimplicit" style:display-name="Font de paragraf implicit" style:family="text"/>
    <style:style style:name="Titlu1Caracter" style:display-name="Titlu 1 Caracter" style:family="text" style:parent-style-name="Fontdeparagrafimplicit">
      <style:text-properties style:font-name="Aptos Display" style:font-name-asian="Times New Roman" style:font-name-complex="Times New Roman" fo:color="#0F4761" fo:font-size="20pt" style:font-size-asian="20pt" style:font-size-complex="20pt"/>
    </style:style>
    <style:style style:name="Titlu2Caracter" style:display-name="Titlu 2 Caracter" style:family="text" style:parent-style-name="Fontdeparagrafimplicit">
      <style:text-properties style:font-name="Aptos Display" style:font-name-asian="Times New Roman" style:font-name-complex="Times New Roman" fo:color="#0F4761" fo:font-size="16pt" style:font-size-asian="16pt" style:font-size-complex="16pt"/>
    </style:style>
    <style:style style:name="Titlu3Caracter" style:display-name="Titlu 3 Caracter" style:family="text" style:parent-style-name="Fontdeparagrafimplicit">
      <style:text-properties style:font-name-asian="Times New Roman" style:font-name-complex="Times New Roman" fo:color="#0F4761" fo:font-size="14pt" style:font-size-asian="14pt" style:font-size-complex="14pt"/>
    </style:style>
    <style:style style:name="Titlu4Caracter" style:display-name="Titlu 4 Caracter" style:family="text" style:parent-style-name="Fontdeparagrafimplicit">
      <style:text-properties style:font-name-asian="Times New Roman" style:font-name-complex="Times New Roman" fo:font-style="italic" style:font-style-asian="italic" style:font-style-complex="italic" fo:color="#0F4761"/>
    </style:style>
    <style:style style:name="Titlu5Caracter" style:display-name="Titlu 5 Caracter" style:family="text" style:parent-style-name="Fontdeparagrafimplicit">
      <style:text-properties style:font-name-asian="Times New Roman" style:font-name-complex="Times New Roman" fo:color="#0F4761"/>
    </style:style>
    <style:style style:name="Titlu6Caracter" style:display-name="Titlu 6 Caracter" style:family="text" style:parent-style-name="Fontdeparagrafimplicit">
      <style:text-properties style:font-name-asian="Times New Roman" style:font-name-complex="Times New Roman" fo:font-style="italic" style:font-style-asian="italic" style:font-style-complex="italic" fo:color="#595959"/>
    </style:style>
    <style:style style:name="Titlu7Caracter" style:display-name="Titlu 7 Caracter" style:family="text" style:parent-style-name="Fontdeparagrafimplicit">
      <style:text-properties style:font-name-asian="Times New Roman" style:font-name-complex="Times New Roman" fo:color="#595959"/>
    </style:style>
    <style:style style:name="Titlu8Caracter" style:display-name="Titlu 8 Caracter" style:family="text" style:parent-style-name="Fontdeparagrafimplicit">
      <style:text-properties style:font-name-asian="Times New Roman" style:font-name-complex="Times New Roman" fo:font-style="italic" style:font-style-asian="italic" style:font-style-complex="italic" fo:color="#272727"/>
    </style:style>
    <style:style style:name="Titlu9Caracter" style:display-name="Titlu 9 Caracter" style:family="text" style:parent-style-name="Fontdeparagrafimplicit">
      <style:text-properties style:font-name-asian="Times New Roman" style:font-name-complex="Times New Roman" fo:color="#272727"/>
    </style:style>
    <style:style style:name="Titlu" style:display-name="Titlu"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uCaracter" style:display-name="Titlu Caracter" style:family="text" style:parent-style-name="Fontdeparagrafimplicit">
      <style:text-properties style:font-name="Aptos Display" style:font-name-asian="Times New Roman" style:font-name-complex="Times New Roman" fo:letter-spacing="-0.0069in" style:letter-kerning="true" fo:font-size="28pt" style:font-size-asian="28pt" style:font-size-complex="28pt"/>
    </style:style>
    <style:style style:name="Subtitlu" style:display-name="Subtitlu"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uCaracter" style:display-name="Subtitlu Caracter" style:family="text" style:parent-style-name="Fontdeparagrafimplici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aracter" style:display-name="Citat Caracter" style:family="text" style:parent-style-name="Fontdeparagrafimplicit">
      <style:text-properties fo:font-style="italic" style:font-style-asian="italic" style:font-style-complex="italic" fo:color="#404040"/>
    </style:style>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Accentuareintensă" style:display-name="Accentuare intensă" style:family="text" style:parent-style-name="Fontdeparagrafimplicit">
      <style:text-properties fo:font-style="italic" style:font-style-asian="italic" style:font-style-complex="italic" fo:color="#0F4761"/>
    </style:style>
    <style:style style:name="Citatintens" style:display-name="Citat intens"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ntensCaracter" style:display-name="Citat intens Caracter" style:family="text" style:parent-style-name="Fontdeparagrafimplicit">
      <style:text-properties fo:font-style="italic" style:font-style-asian="italic" style:font-style-complex="italic" fo:color="#0F4761"/>
    </style:style>
    <style:style style:name="Referireintensă" style:display-name="Referire intensă" style:family="text" style:parent-style-name="Fontdeparagrafimplicit">
      <style:text-properties fo:font-weight="bold" style:font-weight-asian="bold" style:font-weight-complex="bold" fo:font-variant="small-caps" fo:color="#0F4761" fo:letter-spacing="0.0034in"/>
    </style:style>
    <style:style style:name="Hyperlink" style:display-name="Hyperlink" style:family="text" style:parent-style-name="Fontdeparagrafimplicit">
      <style:text-properties fo:color="#467886" style:text-underline-type="single" style:text-underline-style="solid" style:text-underline-width="auto" style:text-underline-mode="continuous"/>
    </style:style>
    <style:style style:name="MeniuneNerezolvat" style:display-name="Mențiune Nerezolvat" style:family="text" style:parent-style-name="Fontdeparagrafimplicit">
      <style:text-properties fo:color="#605E5C" fo:background-color="#E1DFDD"/>
    </style:style>
    <style:style style:name="HyperlinkParcurs" style:display-name="HyperlinkParcurs" style:family="text" style:parent-style-name="Fontdeparagrafimplici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RANA-ANTONIA GĂLAN</meta:initial-creator>
    <dc:creator>SORANA-ANTONIA GĂLAN</dc:creator>
    <meta:creation-date>2025-07-05T11:10:00Z</meta:creation-date>
    <dc:date>2025-07-05T12:24:00Z</dc:date>
    <meta:template xlink:href="Normal" xlink:type="simple"/>
    <meta:editing-cycles>1</meta:editing-cycles>
    <meta:editing-duration>PT4440S</meta:editing-duration>
    <meta:document-statistic meta:page-count="2" meta:paragraph-count="5" meta:word-count="380" meta:character-count="2580" meta:row-count="18" meta:non-whitespace-character-count="2205"/>
  </office:meta>
</office:document-meta>
</file>